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hangeAspectDataEventSubscriber.DefaultChangeAspectDataEventSubscri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ChangeAspectDataEventSubscriber.inform( ChangeAspectDataEvent event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